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008dba" officeooo:paragraph-rsid="00008dba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able_20_Contents_20__28_user_29_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Table_20_Contents_20__28_user_29_">
      <style:paragraph-properties fo:text-align="justify" style:justify-single-word="false"/>
      <style:text-properties style:font-name="arial"/>
    </style:style>
    <style:style style:name="P17" style:family="paragraph" style:parent-style-name="Table_20_Contents_20__28_user_29_" style:list-style-name="WW8Num3">
      <style:paragraph-properties fo:text-align="justify" style:justify-single-word="false"/>
      <style:text-properties style:font-name="arial"/>
    </style:style>
    <style:style style:name="P18" style:family="paragraph" style:parent-style-name="Table_20_Contents_20__28_user_29_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19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P20" style:family="paragraph" style:parent-style-name="Table_20_Contents_20__28_user_29_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21" style:family="paragraph" style:parent-style-name="Table_20_Contents_20__28_user_29_" style:list-style-name="WW8Num2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P22" style:family="paragraph" style:parent-style-name="Table_20_Contents_20__28_user_29_"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3" style:family="paragraph" style:parent-style-name="Table_20_Contents_20__28_user_29_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4" style:family="paragraph" style:parent-style-name="Table_20_Contents_20__28_user_29_" style:list-style-name="WW8Num2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5" style:family="paragraph" style:parent-style-name="Table_20_Contents_20__28_user_29_" style:list-style-name="WW8Num4">
      <style:paragraph-properties fo:text-align="justify" style:justify-single-word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26" style:family="paragraph" style:parent-style-name="Table_20_Contents_20__28_user_29_">
      <style:paragraph-properties fo:text-align="justify" style:justify-single-word="false"/>
    </style:style>
    <style:style style:name="P27" style:family="paragraph" style:parent-style-name="Table_20_Contents_20__28_user_29_" style:list-style-name="WW8Num3">
      <style:paragraph-properties fo:text-align="justify" style:justify-single-word="false"/>
    </style:style>
    <style:style style:name="P28" style:family="paragraph" style:parent-style-name="Table_20_Contents_20__28_user_29_" style:list-style-name="WW8Num2">
      <style:paragraph-properties fo:text-align="justify" style:justify-single-word="false"/>
    </style:style>
    <style:style style:name="P29" style:family="paragraph" style:parent-style-name="Table_20_Contents_20__28_user_29_" style:list-style-name="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P30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31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32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33" style:family="paragraph" style:parent-style-name="Text_20_body_20__28_user_29_">
      <style:text-properties style:use-window-font-color="true" style:font-name="arial" fo:font-size="12pt" fo:language="es" fo:country="ES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34" style:family="paragraph" style:parent-style-name="Text_20_body_20__28_user_29_">
      <style:text-properties style:font-name="arial" officeooo:rsid="00008dba" officeooo:paragraph-rsid="00008dba"/>
    </style:style>
    <style:style style:name="P35" style:family="paragraph" style:parent-style-name="Text_20_body_20__28_user_29_">
      <style:paragraph-properties fo:text-align="justify" style:justify-single-word="false"/>
      <style:text-properties style:font-name="arial" officeooo:paragraph-rsid="00008dba"/>
    </style:style>
    <style:style style:name="P36" style:family="paragraph" style:parent-style-name="Text_20_body_20__28_user_29_" style:list-style-name="L1">
      <style:paragraph-properties fo:text-align="justify" style:justify-single-word="false"/>
      <style:text-properties style:font-name="arial" officeooo:paragraph-rsid="00008dba"/>
    </style:style>
    <style:style style:name="P37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38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39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40" style:family="paragraph" style:parent-style-name="Text_20_body_20__28_user_29_" style:list-style-name="WW8Num5">
      <style:paragraph-properties fo:margin-top="0.423cm" fo:margin-bottom="0.212cm" loext:contextual-spacing="false" fo:text-align="justify" style:justify-single-word="false"/>
      <style:text-properties style:font-name="arial"/>
    </style:style>
    <style:style style:name="P4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2pt" fo:language="pt" fo:country="PT" fo:font-weight="bold" officeooo:rsid="00008dba" officeooo:paragraph-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P4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008dba" officeooo:paragraph-rsid="00008dba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4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44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5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4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4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48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49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50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officeooo:rsid="00008dba" officeooo:paragraph-rsid="00008dba" style:font-name-complex="arial"/>
    </style:style>
    <style:style style:name="P5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52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53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54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55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56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008dba" officeooo:paragraph-rsid="00008dba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officeooo:rsid="00008dba" style:font-size-asian="11pt" style:font-name-complex="arial" style:font-size-complex="11pt"/>
    </style:style>
    <style:style style:name="T5" style:family="text">
      <style:text-properties style:font-name="arial" fo:font-size="11pt" officeooo:rsid="001bcae9" style:font-size-asian="11pt" style:font-name-complex="arial" style:font-size-complex="11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officeooo:rsid="00008dba" style:font-size-asian="8pt" style:font-name-complex="arial" style:font-size-complex="8pt"/>
    </style:style>
    <style:style style:name="T8" style:family="text">
      <style:text-properties fo:color="#000000"/>
    </style:style>
    <style:style style:name="T9" style:family="text">
      <style:text-properties fo:color="#000000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0" style:family="text">
      <style:text-properties fo:color="#000000" fo:font-size="12pt" fo:language="en" fo:country="US" fo:font-weight="bold" officeooo:rsid="00008dba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1" style:family="text">
      <style:text-properties fo:font-size="11pt" style:font-size-asian="11pt" style:font-name-complex="arial" style:font-size-complex="11pt"/>
    </style:style>
    <style:style style:name="T12" style:family="text">
      <style:text-properties fo:font-size="11pt" officeooo:rsid="001bcae9" style:font-size-asian="11pt" style:font-name-complex="arial" style:font-size-complex="11pt"/>
    </style:style>
    <style:style style:name="T13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14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5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6" style:family="text">
      <style:text-properties style:use-window-font-color="true" fo:font-size="11pt" fo:language="es" fo:country="ES" officeooo: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7" style:family="text">
      <style:text-properties style:use-window-font-color="true" style:font-name="arial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8" style:family="text">
      <style:text-properties style:use-window-font-color="true" style:font-name="arial" fo:font-size="11pt" fo:language="es" fo:country="ES" officeooo:rsid="00008dba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9" style:family="text">
      <style:text-properties style:use-window-font-color="true" style:font-name="arial" fo:font-size="9pt" fo:language="es" fo:country="ES" style:letter-kerning="true" style:font-name-asian="Droid Sans Fallback" style:font-size-asian="9pt" style:language-asian="zh" style:country-asian="CN" style:font-name-complex="arial" style:font-size-complex="9pt" style:language-complex="hi" style:country-complex="IN"/>
    </style:style>
    <style:style style:name="T20" style:family="text">
      <style:text-properties style:use-window-font-color="true" style:font-name="arial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21" style:family="text">
      <style:text-properties style:use-window-font-color="true" style:font-name="arial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22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3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4" style:family="text">
      <style:text-properties style:use-window-font-color="true" fo:font-size="12pt" fo:language="es" fo:country="ES" style:letter-kerning="true" style:font-name-asian="Droid Sans Fallback" style:font-size-asian="12pt" style:language-asian="zh" style:country-asian="CN" style:font-size-complex="12pt" style:language-complex="hi" style:country-complex="IN"/>
    </style:style>
    <style:style style:name="T25" style:family="text">
      <style:text-properties style:use-window-font-color="true" fo:font-size="9pt" fo:language="es" fo:country="ES" fo:font-weight="bold" style:letter-kerning="true" style:font-name-asian="Droid Sans Fallback" style:font-size-asian="9pt" style:language-asian="zh" style:country-asian="CN" style:font-weight-asian="bold" style:font-name-complex="arial" style:font-size-complex="9pt" style:language-complex="hi" style:country-complex="IN" style:font-weight-complex="bold"/>
    </style:style>
    <style:style style:name="T26" style:family="text">
      <style:text-properties style:use-window-font-color="true" fo:font-size="9pt" fo:language="es" fo:country="ES" fo:font-weight="normal" style:letter-kerning="true" style:font-name-asian="Droid Sans Fallback" style:font-size-asian="9pt" style:language-asian="zh" style:country-asian="CN" style:font-weight-asian="normal" style:font-name-complex="arial" style:font-size-complex="9pt" style:language-complex="hi" style:country-complex="IN" style:font-weight-complex="normal"/>
    </style:style>
    <style:style style:name="T27" style:family="text">
      <style:text-properties style:use-window-font-color="true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28" style:family="text">
      <style:text-properties officeooo:rsid="00008db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JBOSS-EAP-EXAMPLE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2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2">Identificación del documento</text:p>
            </table:table-cell>
            <table:table-cell table:style-name="Tabla1.B2" table:number-columns-spanned="5" office:value-type="string">
              <text:p text:style-name="P41">CONF-001_DOC_CONFIGURACION_BD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52">Título del documento</text:p>
            </table:table-cell>
            <table:table-cell table:style-name="Tabla1.B3" table:number-columns-spanned="5" office:value-type="string">
              <text:p text:style-name="P51"><text:span text:style-name="T9">Documento de </text:span><text:span text:style-name="T10">configuración de base de dato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52">Proyecto</text:p>
          </table:table-cell>
          <table:table-cell table:style-name="Tabla1.B4" table:number-columns-spanned="5" office:value-type="string">
            <text:p text:style-name="P42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2">Gerente</text:p>
          </table:table-cell>
          <table:table-cell table:style-name="Tabla1.B5" table:number-columns-spanned="5" office:value-type="string">
            <text:p text:style-name="P49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2">Área demandante</text:p>
          </table:table-cell>
          <table:table-cell table:style-name="Tabla1.B6" table:number-columns-spanned="5" office:value-type="string">
            <text:p text:style-name="P44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52">Director</text:p>
          </table:table-cell>
          <table:table-cell table:style-name="Tabla1.B7" table:number-columns-spanned="5" office:value-type="string">
            <text:p text:style-name="P43">Federico Martín Lar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52">Responsables</text:p>
          </table:table-cell>
          <table:table-cell table:style-name="Tabla1.A2" table:number-columns-spanned="3" office:value-type="string">
            <text:p text:style-name="P46">Área</text:p>
          </table:table-cell>
          <table:covered-table-cell/>
          <table:covered-table-cell/>
          <table:table-cell table:style-name="Tabla1.E8" table:number-columns-spanned="2" office:value-type="string">
            <text:p text:style-name="P46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50">Desarrollo</text:p>
          </table:table-cell>
          <table:covered-table-cell/>
          <table:covered-table-cell/>
          <table:table-cell table:style-name="Tabla1.E9" table:number-columns-spanned="2" office:value-type="string">
            <text:p text:style-name="P44">Federico Martín Lara</text:p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52">Control de versionado</text:p>
            <text:p text:style-name="P53"/>
          </table:table-cell>
          <table:table-cell table:style-name="Tabla1.A2" office:value-type="string">
            <text:p text:style-name="P46">Versión</text:p>
          </table:table-cell>
          <table:table-cell table:style-name="Tabla1.A2" office:value-type="string">
            <text:p text:style-name="P46">Fecha</text:p>
          </table:table-cell>
          <table:table-cell table:style-name="Tabla1.A2" table:number-columns-spanned="2" office:value-type="string">
            <text:p text:style-name="P46">Autor</text:p>
          </table:table-cell>
          <table:covered-table-cell/>
          <table:table-cell table:style-name="Tabla1.E8" office:value-type="string">
            <text:p text:style-name="P46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43">1.0</text:p>
          </table:table-cell>
          <table:table-cell table:style-name="Tabla1.C11" office:value-type="string">
            <text:p text:style-name="P43"><text:span text:style-name="T28">13</text:span>/<text:span text:style-name="T28">10</text:span>/202<text:span text:style-name="T28">5</text:span></text:p>
          </table:table-cell>
          <table:table-cell table:style-name="Tabla1.D11" table:number-columns-spanned="2" office:value-type="string">
            <text:p text:style-name="P45">Federico Martín Lara</text:p>
          </table:table-cell>
          <table:covered-table-cell/>
          <table:table-cell table:style-name="Tabla1.F11" office:value-type="string">
            <text:p text:style-name="P47">Versión inicial</text:p>
          </table:table-cell>
        </table:table-row>
        <table:table-row table:style-name="Tabla1.10">
          <table:table-cell table:style-name="Tabla1.A2" office:value-type="string">
            <text:p text:style-name="P54"/>
          </table:table-cell>
          <table:table-cell table:style-name="Tabla1.B12" office:value-type="string">
            <text:p text:style-name="P44"/>
          </table:table-cell>
          <table:table-cell table:style-name="Tabla1.C12" office:value-type="string">
            <text:p text:style-name="P44"/>
          </table:table-cell>
          <table:table-cell table:style-name="Tabla1.D12" table:number-columns-spanned="2" office:value-type="string">
            <text:p text:style-name="P44"/>
          </table:table-cell>
          <table:covered-table-cell/>
          <table:table-cell table:style-name="Tabla1.F12" office:value-type="string">
            <text:p text:style-name="P48"/>
          </table:table-cell>
        </table:table-row>
      </table:table>
      <text:p text:style-name="P11"/>
      <text:p text:style-name="P11"/>
      <text:p text:style-name="P11"/>
      <text:p text:style-name="P14"/>
      <text:p text:style-name="P55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Pasos de la configuración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6_554296098" text:style-name="Index_20_Link" text:visited-style-name="Index_20_Link"><text:span text:style-name="T1">Configuración para un entorno de pruebas<text:tab/></text:span></text:a><text:a xlink:type="simple" xlink:href="#__RefHeading___Toc6_55429609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8_554296098" text:style-name="Index_20_Link" text:visited-style-name="Index_20_Link"><text:span text:style-name="T1">Reproducción en el servidor JBoss EAP<text:tab/></text:span></text:a><text:a xlink:type="simple" xlink:href="#__RefHeading___Toc8_554296098" text:style-name="Index_20_Link" text:visited-style-name="Index_20_Link"><text:span text:style-name="Index_20_Link"><text:span text:style-name="T1">3</text:span></text:span></text:a></text:p>
        </text:index-body>
      </text:table-of-content>
      <text:p text:style-name="P10"/>
      <text:p text:style-name="P13"/>
      <text:h text:style-name="P6" text:outline-level="1"><text:bookmark-start text:name="__RefHeading___Toc30671059"/>Introducción<text:bookmark-end text:name="__RefHeading___Toc30671059"/></text:h>
      <text:p text:style-name="P37"><text:span text:style-name="T11">El presente </text:span><text:span text:style-name="T15">documento</text:span><text:span text:style-name="T11"> define </text:span><text:span text:style-name="T16">el proceso de configuración de un entorno de persistencia en base de datos para el servidor JBoss EAP.</text:span></text:p>
      <text:h text:style-name="P5" text:outline-level="1"><text:bookmark-start text:name="__RefHeading___Toc15_1298068373"/><text:span text:style-name="T27">Documentos de referencia</text:span><text:bookmark-end text:name="__RefHeading___Toc15_1298068373"/></text:h>
      <text:p text:style-name="P34">PL-001_JPA_HIBERNATE – Plan de trabajo Persistencia JPA/Hibernate</text:p>
      <text:p text:style-name="P33"/>
      <text:h text:style-name="P4" text:outline-level="1"><text:bookmark-start text:name="__RefHeading___Toc17_4290312538"/>Pasos de la configuración<text:bookmark-end text:name="__RefHeading___Toc17_4290312538"/></text:h>
      <text:p text:style-name="P35"><text:span text:style-name="T11">S</text:span><text:span text:style-name="T16">egún lo establecido en el plan de trabajo PL-001_JPA_HIBERNATE, se establecerán los siguientes pasos:</text:span></text:p>
      <text:list xml:id="list1227644509" text:style-name="L1">
        <text:list-item>
          <text:p text:style-name="P36"><text:span text:style-name="T16">C</text:span><text:span text:style-name="T12">onfiguración para un entorno de pruebas (WildFly). </text:span></text:p>
        </text:list-item>
        <text:list-item>
          <text:p text:style-name="P36"><text:span text:style-name="T16">Reproducción en el servidor JBoss EAP.</text:span></text:p>
        </text:list-item>
      </text:list>
      <text:h text:style-name="P4" text:outline-level="1"><text:bookmark-start text:name="__RefHeading___Toc6_554296098"/>Configuración para un entorno de pruebas<text:bookmark-end text:name="__RefHeading___Toc6_554296098"/></text:h>
      <text:p text:style-name="P8"/>
      <text:h text:style-name="P7" text:outline-level="1"><text:bookmark-start text:name="__RefHeading___Toc8_554296098"/>Reproducción en el servidor JBoss EAP<text:bookmark-end text:name="__RefHeading___Toc8_554296098"/></text:h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1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2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1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1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1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OpenSymbol1" style:font-family-complex="OpenSymbol, 'Arial Unicode MS'" style:font-charset-complex="x-symbol" fo:background-color="#c0c0c0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008dba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008dba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CONF</text:span><text:bookmark-start text:name="__DdeLink__5_4187537288"/><text:span text:style-name="MT4">-001_</text:span><text:bookmark-end text:name="__DdeLink__5_4187537288"/><text:span text:style-name="MT4">DOC_</text:span><text:span text:style-name="MT1">CONFIGURACION_BD</text:span><text:span text:style-name="MT4"> – <text:s/>Documento de </text:span><text:span text:style-name="MT1">configuración de base de datos</text:span><text:span text:style-name="MT4"> 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20:54:47.005575403</meta:creation-date>
    <dc:date>2025-10-13T21:08:53.573269762</dc:date>
    <meta:print-date>1995-11-21T17:41:00</meta:print-date>
    <meta:editing-cycles>157</meta:editing-cycles>
    <meta:editing-duration>PT23H47M51S</meta:editing-duration>
    <meta:document-statistic meta:table-count="2" meta:image-count="0" meta:object-count="0" meta:page-count="3" meta:paragraph-count="44" meta:word-count="160" meta:character-count="1164" meta:non-whitespace-character-count="1045"/>
    <meta:generator>LibreOffice/6.4.7.2$Linux_X86_64 LibreOffice_project/40$Build-2</meta:generator>
  </office:meta>
</office:document-meta>
</file>